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ackground-color="#dddddd" fo:border="0.06pt solid #000000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 fo:border="0.06pt solid #000000"/>
      <style:text-properties fo:color="#999999"/>
    </style:style>
    <style:style style:name="ce10" style:family="table-cell" style:parent-style-name="Default">
      <style:table-cell-properties fo:background-color="#ffcccc" fo:border="0.06pt solid #000000"/>
      <style:text-properties fo: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9mm" svg:x="273.87mm" svg:y="4.45mm">
            <loext:p draw:notify-on-update-of-ranges="Лист1.T65:Лист1.T70 Лист1.U65:Лист1.U70 Лист1.H3:Лист1.H8 Лист1.I3:Лист1.I8 Лист1.H65:Лист1.H70 Лист1.I65:Лист1.I70 Лист1.H34:Лист1.H39 Лист1.I34:Лист1.I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8"/>
        <table:table-column table:style-name="co1" table:default-cell-style-name="ce9"/>
        <table:table-column table:style-name="co1" table:number-columns-repeated="12" table:default-cell-style-name="Default"/>
        <table:table-row table:style-name="ro1"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dT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0.126" calcext:value-type="float">
            <text:p>0,126</text:p>
          </table:table-cell>
          <table:table-cell office:value-type="float" office:value="4" calcext:value-type="float">
            <text:p>4</text:p>
          </table:table-cell>
          <table:table-cell table:formula="of:=([.G3]+0.072)/42.5*1000" office:value-type="float" office:value="4.65882352941177" calcext:value-type="float">
            <text:p>4,6588235294</text:p>
          </table:table-cell>
          <table:table-cell table:style-name="ce7" office:value-type="float" office:value="6" calcext:value-type="float" table:number-columns-spanned="1" table:number-rows-spanned="25">
            <text:p>6</text:p>
          </table:table-cell>
          <table:table-cell table:formula="of:=[.H3]*[.I3]" office:value-type="float" office:value="18.6352941176471" calcext:value-type="float">
            <text:p>18,6352941176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99" calcext:value-type="float">
            <text:p>0,099</text:p>
          </table:table-cell>
          <table:table-cell office:value-type="float" office:value="3.5" calcext:value-type="float">
            <text:p>3,5</text:p>
          </table:table-cell>
          <table:table-cell table:formula="of:=([.G4]+0.072)/42.5*1000" office:value-type="float" office:value="4.02352941176471" calcext:value-type="float">
            <text:p>4,0235294118</text:p>
          </table:table-cell>
          <table:covered-table-cell/>
          <table:table-cell table:formula="of:=[.H4]*[.I4]" office:value-type="float" office:value="14.0823529411765" calcext:value-type="float">
            <text:p>14,082352941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79" calcext:value-type="float">
            <text:p>0,079</text:p>
          </table:table-cell>
          <table:table-cell office:value-type="float" office:value="3" calcext:value-type="float">
            <text:p>3</text:p>
          </table:table-cell>
          <table:table-cell table:formula="of:=([.G5]+0.072)/42.5*1000" office:value-type="float" office:value="3.55294117647059" calcext:value-type="float">
            <text:p>3,5529411765</text:p>
          </table:table-cell>
          <table:covered-table-cell/>
          <table:table-cell table:formula="of:=[.H5]*[.I5]" office:value-type="float" office:value="10.6588235294118" calcext:value-type="float">
            <text:p>10,658823529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53" calcext:value-type="float">
            <text:p>0,053</text:p>
          </table:table-cell>
          <table:table-cell office:value-type="float" office:value="2.5" calcext:value-type="float">
            <text:p>2,5</text:p>
          </table:table-cell>
          <table:table-cell table:formula="of:=([.G6]+0.072)/42.5*1000" office:value-type="float" office:value="2.94117647058823" calcext:value-type="float">
            <text:p>2,9411764706</text:p>
          </table:table-cell>
          <table:covered-table-cell/>
          <table:table-cell table:formula="of:=[.H6]*[.I6]" office:value-type="float" office:value="7.35294117647059" calcext:value-type="float">
            <text:p>7,352941176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42" calcext:value-type="float">
            <text:p>0,042</text:p>
          </table:table-cell>
          <table:table-cell office:value-type="float" office:value="2" calcext:value-type="float">
            <text:p>2</text:p>
          </table:table-cell>
          <table:table-cell table:formula="of:=([.G7]+0.072)/42.5*1000" office:value-type="float" office:value="2.68235294117647" calcext:value-type="float">
            <text:p>2,6823529412</text:p>
          </table:table-cell>
          <table:covered-table-cell/>
          <table:table-cell table:formula="of:=[.H7]*[.I7]" office:value-type="float" office:value="5.36470588235294" calcext:value-type="float">
            <text:p>5,364705882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08" calcext:value-type="float">
            <text:p>0,008</text:p>
          </table:table-cell>
          <table:table-cell office:value-type="float" office:value="1" calcext:value-type="float">
            <text:p>1</text:p>
          </table:table-cell>
          <table:table-cell table:formula="of:=([.G8]+0.072)/42.5*1000" office:value-type="float" office:value="1.88235294117647" calcext:value-type="float">
            <text:p>1,8823529412</text:p>
          </table:table-cell>
          <table:covered-table-cell/>
          <table:table-cell table:formula="of:=[.H8]*[.I8]" office:value-type="float" office:value="1.88235294117647" calcext:value-type="float">
            <text:p>1,8823529412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9]*[.I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0]*[.I1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1]*[.I1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2]*[.I1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3]*[.I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4]*[.I1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5]*[.I1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6]*[.I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7]*[.I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8]*[.I1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19]*[.I1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0]*[.I2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1]*[.I2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2]*[.I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3]*[.I2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4]*[.I2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5]*[.I2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6]*[.I2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27]*[.I2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style-name="ce10" table:formula="of:=SUM([.K3:.K27])/[.J3]" office:value-type="float" office:value="9.66274509803922" calcext:value-type="float">
            <text:p>9,662745098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3]*[.K28]/SUMSQ([.H3:.H27])" office:value-type="float" office:value="1.19539114614918" calcext:value-type="float">
            <text:p>1,1953911461</text:p>
          </table:table-cell>
          <table:table-cell office:value-type="string" calcext:value-type="string">
            <text:p>sig k0</text:p>
          </table:table-cell>
          <table:table-cell table:formula="of:=SQRT(SUMSQ([.I3:.I27])/SUMSQ([.H3:.H27]) - [.G29]^2)/SQRT([.J3])" office:value-type="float" office:value="0.0454472206317632" calcext:value-type="float">
            <text:p>0,0454472206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28] - SUM([.H3:.H27])*SUM([.I3:.I27])/[.J3]^2)/(SUMSQ([.H3:.H27])/[.J3] - (SUM([.H3:.H27])/[.J3])^2)" office:value-type="float" office:value="0.914285714285714" calcext:value-type="float">
            <text:p>0,9142857143</text:p>
          </table:table-cell>
          <table:table-cell office:value-type="string" calcext:value-type="string">
            <text:p>sig k</text:p>
          </table:table-cell>
          <table:table-cell table:formula="of:=SQRT((SUMSQ([.I3:.I27])/[.J3] -  (SUM([.I3:.I27])/[.J3])^2)/(SUMSQ([.H3:.H27])/[.J3] - (SUM([.H3:.H27])/[.J3])^2) - [.G30]^2)/SQRT([.J3])" office:value-type="float" office:value="0.0469265849083469" calcext:value-type="float">
            <text:p>0,0469265849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3:.I27])/[.J3] - [.G30]*SUM([.H3:.H27])/[.J3]" office:value-type="float" office:value="0.852100840336136" calcext:value-type="float">
            <text:p>0,8521008403</text:p>
          </table:table-cell>
          <table:table-cell office:value-type="string" calcext:value-type="string">
            <text:p>sig b</text:p>
          </table:table-cell>
          <table:table-cell table:formula="of:=[.I30]*SQRT(SUMSQ([.H3:.H27])/[.J3] - (SUM([.H3:.H27])/[.J3])^2)" office:value-type="float" office:value="0.0462702367110298" calcext:value-type="float">
            <text:p>0,0462702367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dT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0.099" calcext:value-type="float">
            <text:p>0,099</text:p>
          </table:table-cell>
          <table:table-cell office:value-type="float" office:value="4" calcext:value-type="float">
            <text:p>4</text:p>
          </table:table-cell>
          <table:table-cell table:formula="of:=([.G34]+0.072)/43.3*1000" office:value-type="float" office:value="3.94919168591224" calcext:value-type="float">
            <text:p>3,9491916859</text:p>
          </table:table-cell>
          <table:table-cell table:style-name="ce7" office:value-type="float" office:value="6" calcext:value-type="float" table:number-columns-spanned="1" table:number-rows-spanned="25">
            <text:p>6</text:p>
          </table:table-cell>
          <table:table-cell table:formula="of:=[.H34]*[.I34]" office:value-type="float" office:value="15.796766743649" calcext:value-type="float">
            <text:p>15,7967667436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75" calcext:value-type="float">
            <text:p>0,075</text:p>
          </table:table-cell>
          <table:table-cell office:value-type="float" office:value="3.5" calcext:value-type="float">
            <text:p>3,5</text:p>
          </table:table-cell>
          <table:table-cell table:formula="of:=([.G35]+0.072)/43.3*1000" office:value-type="float" office:value="3.39491916859122" calcext:value-type="float">
            <text:p>3,3949191686</text:p>
          </table:table-cell>
          <table:covered-table-cell/>
          <table:table-cell table:formula="of:=[.H35]*[.I35]" office:value-type="float" office:value="11.8822170900693" calcext:value-type="float">
            <text:p>11,882217090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64" calcext:value-type="float">
            <text:p>0,064</text:p>
          </table:table-cell>
          <table:table-cell office:value-type="float" office:value="3" calcext:value-type="float">
            <text:p>3</text:p>
          </table:table-cell>
          <table:table-cell table:formula="of:=([.G36]+0.072)/43.3*1000" office:value-type="float" office:value="3.14087759815243" calcext:value-type="float">
            <text:p>3,1408775982</text:p>
          </table:table-cell>
          <table:covered-table-cell/>
          <table:table-cell table:formula="of:=[.H36]*[.I36]" office:value-type="float" office:value="9.42263279445728" calcext:value-type="float">
            <text:p>9,422632794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46" calcext:value-type="float">
            <text:p>0,046</text:p>
          </table:table-cell>
          <table:table-cell office:value-type="float" office:value="2.5" calcext:value-type="float">
            <text:p>2,5</text:p>
          </table:table-cell>
          <table:table-cell table:formula="of:=([.G37]+0.072)/43.3*1000" office:value-type="float" office:value="2.72517321016166" calcext:value-type="float">
            <text:p>2,7251732102</text:p>
          </table:table-cell>
          <table:covered-table-cell/>
          <table:table-cell table:formula="of:=[.H37]*[.I37]" office:value-type="float" office:value="6.81293302540416" calcext:value-type="float">
            <text:p>6,812933025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32" calcext:value-type="float">
            <text:p>0,032</text:p>
          </table:table-cell>
          <table:table-cell office:value-type="float" office:value="2" calcext:value-type="float">
            <text:p>2</text:p>
          </table:table-cell>
          <table:table-cell table:formula="of:=([.G38]+0.072)/43.3*1000" office:value-type="float" office:value="2.40184757505774" calcext:value-type="float">
            <text:p>2,4018475751</text:p>
          </table:table-cell>
          <table:covered-table-cell/>
          <table:table-cell table:formula="of:=[.H38]*[.I38]" office:value-type="float" office:value="4.80369515011547" calcext:value-type="float">
            <text:p>4,803695150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0.013" calcext:value-type="float">
            <text:p>0,013</text:p>
          </table:table-cell>
          <table:table-cell office:value-type="float" office:value="1" calcext:value-type="float">
            <text:p>1</text:p>
          </table:table-cell>
          <table:table-cell table:formula="of:=([.G39]+0.072)/43.3*1000" office:value-type="float" office:value="1.96304849884527" calcext:value-type="float">
            <text:p>1,9630484988</text:p>
          </table:table-cell>
          <table:covered-table-cell/>
          <table:table-cell table:formula="of:=[.H39]*[.I39]" office:value-type="float" office:value="1.96304849884527" calcext:value-type="float">
            <text:p>1,9630484988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0]*[.I4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1]*[.I4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2]*[.I4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3]*[.I4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4]*[.I4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5]*[.I4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6]*[.I4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7]*[.I4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8]*[.I4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49]*[.I4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0]*[.I5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1]*[.I5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2]*[.I5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3]*[.I5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4]*[.I5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5]*[.I5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6]*[.I5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7]*[.I5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covered-table-cell/>
          <table:table-cell table:formula="of:=[.H58]*[.I5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Default" table:number-columns-repeated="10"/>
          <table:table-cell table:style-name="ce10" table:formula="of:=SUM([.K34:.K58])/[.J34]" office:value-type="float" office:value="8.44688221709007" calcext:value-type="float">
            <text:p>8,4468822171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34]*[.K59]/SUMSQ([.H34:.H58])" office:value-type="float" office:value="1.04497511964001" calcext:value-type="float">
            <text:p>1,0449751196</text:p>
          </table:table-cell>
          <table:table-cell office:value-type="string" calcext:value-type="string">
            <text:p>sig k0</text:p>
          </table:table-cell>
          <table:table-cell table:formula="of:=SQRT(SUMSQ([.I34:.I58])/SUMSQ([.H34:.H58]) - [.G60]^2)/SQRT([.J34])" office:value-type="float" office:value="0.0607799505625378" calcext:value-type="float">
            <text:p>0,0607799506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59] - SUM([.H34:.H58])*SUM([.I34:.I58])/[.J34]^2)/(SUMSQ([.H34:.H58])/[.J34] - (SUM([.H34:.H58])/[.J34])^2)" office:value-type="float" office:value="0.653909600791818" calcext:value-type="float">
            <text:p>0,6539096008</text:p>
          </table:table-cell>
          <table:table-cell office:value-type="string" calcext:value-type="string">
            <text:p>sig k</text:p>
          </table:table-cell>
          <table:table-cell table:formula="of:=SQRT((SUMSQ([.I34:.I58])/[.J34] -  (SUM([.I34:.I58])/[.J34])^2)/(SUMSQ([.H34:.H58])/[.J34] - (SUM([.H34:.H58])/[.J34])^2) - [.G61]^2)/SQRT([.J34])" office:value-type="float" office:value="0.0417272497624905" calcext:value-type="float">
            <text:p>0,0417272498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34:.I58])/[.J34] - [.G61]*SUM([.H34:.H58])/[.J34]" office:value-type="float" office:value="1.18541735400858" calcext:value-type="float">
            <text:p>1,185417354</text:p>
          </table:table-cell>
          <table:table-cell office:value-type="string" calcext:value-type="string">
            <text:p>sig b</text:p>
          </table:table-cell>
          <table:table-cell table:formula="of:=[.I61]*SQRT(SUMSQ([.H34:.H58])/[.J34] - (SUM([.H34:.H58])/[.J34])^2)" office:value-type="float" office:value="0.0411436231207031" calcext:value-type="float">
            <text:p>0,0411436231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dT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  <table:table-cell/>
          <table:table-cell table:style-name="ce1" table:number-columns-repeated="6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dT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Y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.137" calcext:value-type="float">
            <text:p>0,137</text:p>
          </table:table-cell>
          <table:table-cell office:value-type="float" office:value="4" calcext:value-type="float">
            <text:p>4</text:p>
          </table:table-cell>
          <table:table-cell table:formula="of:=([.G65]+0.017)/41.6*1000" office:value-type="float" office:value="3.70192307692308" calcext:value-type="float">
            <text:p>3,7019230769</text:p>
          </table:table-cell>
          <table:table-cell table:style-name="ce7" office:value-type="float" office:value="6" calcext:value-type="float" table:number-columns-spanned="1" table:number-rows-spanned="25">
            <text:p>6</text:p>
          </table:table-cell>
          <table:table-cell table:formula="of:=[.H65]*[.I65]" office:value-type="float" office:value="14.8076923076923" calcext:value-type="float">
            <text:p>14,8076923077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 office:value-type="float" office:value="20" calcext:value-type="float">
            <text:p>20</text:p>
          </table:table-cell>
          <table:table-cell table:style-name="ce2" office:value-type="float" office:value="0.159" calcext:value-type="float">
            <text:p>0,159</text:p>
          </table:table-cell>
          <table:table-cell table:style-name="ce3" office:value-type="float" office:value="4" calcext:value-type="float">
            <text:p>4</text:p>
          </table:table-cell>
          <table:table-cell table:style-name="ce2" table:formula="of:=([.S65])/41.6*1000" office:value-type="float" office:value="3.82211538461538" calcext:value-type="float">
            <text:p>3,8221153846</text:p>
          </table:table-cell>
          <table:table-cell table:style-name="ce7" office:value-type="float" office:value="6" calcext:value-type="float" table:number-columns-spanned="1" table:number-rows-spanned="25">
            <text:p>6</text:p>
          </table:table-cell>
          <table:table-cell table:style-name="ce9" table:formula="of:=[.T65]*[.U65]" office:value-type="float" office:value="15.2884615384615" calcext:value-type="float">
            <text:p>15,2884615385</text:p>
          </table:table-cell>
        </table:table-row>
        <table:table-row table:style-name="ro1">
          <table:table-cell table:number-columns-repeated="6"/>
          <table:table-cell office:value-type="float" office:value="0.115" calcext:value-type="float">
            <text:p>0,115</text:p>
          </table:table-cell>
          <table:table-cell office:value-type="float" office:value="3.5" calcext:value-type="float">
            <text:p>3,5</text:p>
          </table:table-cell>
          <table:table-cell table:formula="of:=([.G66]+0.017)/41.6*1000" office:value-type="float" office:value="3.17307692307692" calcext:value-type="float">
            <text:p>3,1730769231</text:p>
          </table:table-cell>
          <table:covered-table-cell/>
          <table:table-cell table:formula="of:=[.H66]*[.I66]" office:value-type="float" office:value="11.1057692307692" calcext:value-type="float">
            <text:p>11,1057692308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office:value-type="float" office:value="0.132" calcext:value-type="float">
            <text:p>0,132</text:p>
          </table:table-cell>
          <table:table-cell table:style-name="ce3" office:value-type="float" office:value="3.5" calcext:value-type="float">
            <text:p>3,5</text:p>
          </table:table-cell>
          <table:table-cell table:style-name="ce2" table:formula="of:=([.S66])/41.6*1000" office:value-type="float" office:value="3.17307692307692" calcext:value-type="float">
            <text:p>3,1730769231</text:p>
          </table:table-cell>
          <table:covered-table-cell table:style-name="ce8"/>
          <table:table-cell table:style-name="ce9" table:formula="of:=[.T66]*[.U66]" office:value-type="float" office:value="11.1057692307692" calcext:value-type="float">
            <text:p>11,1057692308</text:p>
          </table:table-cell>
        </table:table-row>
        <table:table-row table:style-name="ro1">
          <table:table-cell table:number-columns-repeated="6"/>
          <table:table-cell office:value-type="float" office:value="0.092" calcext:value-type="float">
            <text:p>0,092</text:p>
          </table:table-cell>
          <table:table-cell office:value-type="float" office:value="3" calcext:value-type="float">
            <text:p>3</text:p>
          </table:table-cell>
          <table:table-cell table:formula="of:=([.G67]+0.017)/41.6*1000" office:value-type="float" office:value="2.62019230769231" calcext:value-type="float">
            <text:p>2,6201923077</text:p>
          </table:table-cell>
          <table:covered-table-cell/>
          <table:table-cell table:formula="of:=[.H67]*[.I67]" office:value-type="float" office:value="7.86057692307692" calcext:value-type="float">
            <text:p>7,8605769231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office:value-type="float" office:value="0.11" calcext:value-type="float">
            <text:p>0,11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([.S67])/41.6*1000" office:value-type="float" office:value="2.64423076923077" calcext:value-type="float">
            <text:p>2,6442307692</text:p>
          </table:table-cell>
          <table:covered-table-cell table:style-name="ce8"/>
          <table:table-cell table:style-name="ce9" table:formula="of:=[.T67]*[.U67]" office:value-type="float" office:value="7.93269230769231" calcext:value-type="float">
            <text:p>7,9326923077</text:p>
          </table:table-cell>
        </table:table-row>
        <table:table-row table:style-name="ro1">
          <table:table-cell table:number-columns-repeated="6"/>
          <table:table-cell office:value-type="float" office:value="0.073" calcext:value-type="float">
            <text:p>0,073</text:p>
          </table:table-cell>
          <table:table-cell office:value-type="float" office:value="2.5" calcext:value-type="float">
            <text:p>2,5</text:p>
          </table:table-cell>
          <table:table-cell table:formula="of:=([.G68]+0.017)/41.6*1000" office:value-type="float" office:value="2.16346153846154" calcext:value-type="float">
            <text:p>2,1634615385</text:p>
          </table:table-cell>
          <table:covered-table-cell/>
          <table:table-cell table:formula="of:=[.H68]*[.I68]" office:value-type="float" office:value="5.40865384615385" calcext:value-type="float">
            <text:p>5,4086538462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office:value-type="float" office:value="0.091" calcext:value-type="float">
            <text:p>0,091</text:p>
          </table:table-cell>
          <table:table-cell table:style-name="ce3" office:value-type="float" office:value="2.5" calcext:value-type="float">
            <text:p>2,5</text:p>
          </table:table-cell>
          <table:table-cell table:style-name="ce2" table:formula="of:=([.S68])/41.6*1000" office:value-type="float" office:value="2.1875" calcext:value-type="float">
            <text:p>2,1875</text:p>
          </table:table-cell>
          <table:covered-table-cell table:style-name="ce8"/>
          <table:table-cell table:style-name="ce9" table:formula="of:=[.T68]*[.U68]" office:value-type="float" office:value="5.46875" calcext:value-type="float">
            <text:p>5,46875</text:p>
          </table:table-cell>
        </table:table-row>
        <table:table-row table:style-name="ro1">
          <table:table-cell table:number-columns-repeated="6"/>
          <table:table-cell office:value-type="float" office:value="0.056" calcext:value-type="float">
            <text:p>0,056</text:p>
          </table:table-cell>
          <table:table-cell office:value-type="float" office:value="2" calcext:value-type="float">
            <text:p>2</text:p>
          </table:table-cell>
          <table:table-cell table:formula="of:=([.G69]+0.017)/41.6*1000" office:value-type="float" office:value="1.75480769230769" calcext:value-type="float">
            <text:p>1,7548076923</text:p>
          </table:table-cell>
          <table:covered-table-cell/>
          <table:table-cell table:formula="of:=[.H69]*[.I69]" office:value-type="float" office:value="3.50961538461538" calcext:value-type="float">
            <text:p>3,5096153846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office:value-type="float" office:value="0.066" calcext:value-type="float">
            <text:p>0,066</text:p>
          </table:table-cell>
          <table:table-cell table:style-name="ce3" office:value-type="float" office:value="2" calcext:value-type="float">
            <text:p>2</text:p>
          </table:table-cell>
          <table:table-cell table:style-name="ce2" table:formula="of:=([.S69])/41.6*1000" office:value-type="float" office:value="1.58653846153846" calcext:value-type="float">
            <text:p>1,5865384615</text:p>
          </table:table-cell>
          <table:covered-table-cell table:style-name="ce8"/>
          <table:table-cell table:style-name="ce9" table:formula="of:=[.T69]*[.U69]" office:value-type="float" office:value="3.17307692307692" calcext:value-type="float">
            <text:p>3,1730769231</text:p>
          </table:table-cell>
        </table:table-row>
        <table:table-row table:style-name="ro1">
          <table:table-cell table:number-columns-repeated="6"/>
          <table:table-cell office:value-type="float" office:value="0.017" calcext:value-type="float">
            <text:p>0,017</text:p>
          </table:table-cell>
          <table:table-cell office:value-type="float" office:value="1" calcext:value-type="float">
            <text:p>1</text:p>
          </table:table-cell>
          <table:table-cell table:formula="of:=([.G70]+0.017)/41.6*1000" office:value-type="float" office:value="0.817307692307692" calcext:value-type="float">
            <text:p>0,8173076923</text:p>
          </table:table-cell>
          <table:covered-table-cell/>
          <table:table-cell table:formula="of:=[.H70]*[.I70]" office:value-type="float" office:value="0.817307692307692" calcext:value-type="float">
            <text:p>0,8173076923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office:value-type="float" office:value="0.024" calcext:value-type="float">
            <text:p>0,024</text:p>
          </table:table-cell>
          <table:table-cell table:style-name="ce3" office:value-type="float" office:value="1" calcext:value-type="float">
            <text:p>1</text:p>
          </table:table-cell>
          <table:table-cell table:style-name="ce2" table:formula="of:=([.S70])/41.6*1000" office:value-type="float" office:value="0.576923076923077" calcext:value-type="float">
            <text:p>0,5769230769</text:p>
          </table:table-cell>
          <table:covered-table-cell table:style-name="ce8"/>
          <table:table-cell table:style-name="ce9" table:formula="of:=[.T70]*[.U70]" office:value-type="float" office:value="0.576923076923077" calcext:value-type="float">
            <text:p>0,5769230769</text:p>
          </table:table-cell>
        </table:table-row>
        <table:table-row table:style-name="ro1">
          <table:table-cell table:number-columns-repeated="9"/>
          <table:covered-table-cell/>
          <table:table-cell table:formula="of:=[.H71]*[.I71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1]*[.U7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2]*[.I72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2]*[.U7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3]*[.I73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3]*[.U7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4]*[.I74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4]*[.U7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5]*[.I75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5]*[.U7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6]*[.I76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6]*[.U7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7]*[.I77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7]*[.U77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8]*[.I78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8]*[.U78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79]*[.I79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79]*[.U79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0]*[.I80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0]*[.U80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1]*[.I81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1]*[.U8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2]*[.I82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2]*[.U8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3]*[.I83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3]*[.U8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4]*[.I84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4]*[.U84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5]*[.I85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5]*[.U85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6]*[.I86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6]*[.U86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7]*[.I87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7]*[.U87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8]*[.I88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8]*[.U88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covered-table-cell/>
          <table:table-cell table:formula="of:=[.H89]*[.I89]" office:value-type="float" office:value="0" calcext:value-type="float">
            <text:p>0</text:p>
          </table:table-cell>
          <table:table-cell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covered-table-cell table:style-name="ce8"/>
          <table:table-cell table:style-name="ce9" table:formula="of:=[.T89]*[.U89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 table:style-name="ce10" table:formula="of:=SUM([.K65:.K89])/[.J65]" office:value-type="float" office:value="7.25160256410257" calcext:value-type="float">
            <text:p>7,2516025641</text:p>
          </table:table-cell>
          <table:table-cell table:number-columns-repeated="11"/>
          <table:table-cell table:style-name="ce10" table:formula="of:=SUM([.W65:.W89])/[.V65]" office:value-type="float" office:value="7.25761217948718" calcext:value-type="float">
            <text:p>7,2576121795</text:p>
          </table:table-cell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office:value-type="string" calcext:value-type="string">
            <text:p>k0</text:p>
          </table:table-cell>
          <table:table-cell table:formula="of:=[.J65]*[.K90]/SUMSQ([.H65:.H89])" office:value-type="float" office:value="0.89710547184774" calcext:value-type="float">
            <text:p>0,8971054718</text:p>
          </table:table-cell>
          <table:table-cell office:value-type="string" calcext:value-type="string">
            <text:p>sig k0</text:p>
          </table:table-cell>
          <table:table-cell table:formula="of:=SQRT(SUMSQ([.I65:.I89])/SUMSQ([.H65:.H89]) - [.G91]^2)/SQRT([.J65])" office:value-type="float" office:value="0.0106897912358395" calcext:value-type="float">
            <text:p>0,0106897912</text:p>
          </table:table-cell>
          <table:table-cell table:style-name="Default" table:number-columns-repeated="2"/>
          <table:table-cell table:number-columns-repeated="4"/>
          <table:table-cell table:style-name="ce4" office:value-type="string" calcext:value-type="string" table:number-columns-spanned="2" table:number-rows-spanned="1">
            <text:p>Пересечение в (0;0)</text:p>
          </table:table-cell>
          <table:covered-table-cell table:style-name="ce5"/>
          <table:table-cell table:style-name="ce3" office:value-type="string" calcext:value-type="string">
            <text:p>k0</text:p>
          </table:table-cell>
          <table:table-cell table:style-name="ce2" table:formula="of:=[.V65]*[.W90]/SUMSQ([.T65:.T89])" office:value-type="float" office:value="0.897848929421094" calcext:value-type="float">
            <text:p>0,8978489294</text:p>
          </table:table-cell>
          <table:table-cell table:style-name="ce3" office:value-type="string" calcext:value-type="string">
            <text:p>sig k0</text:p>
          </table:table-cell>
          <table:table-cell table:style-name="ce2" table:formula="of:=SQRT(SUMSQ([.U65:.U89])/SUMSQ([.T65:.T89]) - [.S91]^2)/SQRT([.V65])" office:value-type="float" office:value="0.0266454613463379" calcext:value-type="float">
            <text:p>0,0266454613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office:value-type="string" calcext:value-type="string">
            <text:p>k</text:p>
          </table:table-cell>
          <table:table-cell table:formula="of:=([.K90] - SUM([.H65:.H89])*SUM([.I65:.I89])/[.J65]^2)/(SUMSQ([.H65:.H89])/[.J65] - (SUM([.H65:.H89])/[.J65])^2)" office:value-type="float" office:value="0.953296703296703" calcext:value-type="float">
            <text:p>0,9532967033</text:p>
          </table:table-cell>
          <table:table-cell office:value-type="string" calcext:value-type="string">
            <text:p>sig k</text:p>
          </table:table-cell>
          <table:table-cell table:formula="of:=SQRT((SUMSQ([.I65:.I89])/[.J65] -  (SUM([.I65:.I89])/[.J65])^2)/(SUMSQ([.H65:.H89])/[.J65] - (SUM([.H65:.H89])/[.J65])^2) - [.G92]^2)/SQRT([.J65])" office:value-type="float" office:value="0.0187589289611947" calcext:value-type="float">
            <text:p>0,018758929</text:p>
          </table:table-cell>
          <table:table-cell table:style-name="Default" table:number-columns-repeated="2"/>
          <table:table-cell table:number-columns-repeated="4"/>
          <table:table-cell table:style-name="ce4" office:value-type="string" calcext:value-type="string" table:number-columns-spanned="2" table:number-rows-spanned="1">
            <text:p>Угловой К</text:p>
          </table:table-cell>
          <table:covered-table-cell table:style-name="ce5"/>
          <table:table-cell table:style-name="ce3" office:value-type="string" calcext:value-type="string">
            <text:p>k</text:p>
          </table:table-cell>
          <table:table-cell table:style-name="ce2" table:formula="of:=([.W90] - SUM([.T65:.T89])*SUM([.U65:.U89])/[.V65]^2)/(SUMSQ([.T65:.T89])/[.V65] - (SUM([.T65:.T89])/[.V65])^2)" office:value-type="float" office:value="1.06936813186813" calcext:value-type="float">
            <text:p>1,0693681319</text:p>
          </table:table-cell>
          <table:table-cell table:style-name="ce3" office:value-type="string" calcext:value-type="string">
            <text:p>sig k</text:p>
          </table:table-cell>
          <table:table-cell table:style-name="ce2" table:formula="of:=SQRT((SUMSQ([.U65:.U89])/[.V65] -  (SUM([.U65:.U89])/[.V65])^2)/(SUMSQ([.T65:.T89])/[.V65] - (SUM([.T65:.T89])/[.V65])^2) - [.S92]^2)/SQRT([.V65])" office:value-type="float" office:value="0.0181518891296774" calcext:value-type="float">
            <text:p>0,0181518891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office:value-type="string" calcext:value-type="string">
            <text:p>b</text:p>
          </table:table-cell>
          <table:table-cell table:formula="of:=SUM([.I65:.I89])/[.J65] - [.G92]*SUM([.H65:.H89])/[.J65]" office:value-type="float" office:value="-0.17032967032967" calcext:value-type="float">
            <text:p>-0,1703296703</text:p>
          </table:table-cell>
          <table:table-cell office:value-type="string" calcext:value-type="string">
            <text:p>sig b</text:p>
          </table:table-cell>
          <table:table-cell table:formula="of:=[.I92]*SQRT(SUMSQ([.H65:.H89])/[.J65] - (SUM([.H65:.H89])/[.J65])^2)" office:value-type="float" office:value="0.0184965533966543" calcext:value-type="float">
            <text:p>0,0184965534</text:p>
          </table:table-cell>
          <table:table-cell table:style-name="Default" office:value-type="string" calcext:value-type="string">
            <text:p>&lt; Она подозрительно большая</text:p>
          </table:table-cell>
          <table:table-cell table:style-name="Default"/>
          <table:table-cell table:number-columns-repeated="4"/>
          <table:table-cell table:style-name="ce4" office:value-type="string" calcext:value-type="string" table:number-columns-spanned="2" table:number-rows-spanned="1">
            <text:p>Свободный член</text:p>
          </table:table-cell>
          <table:covered-table-cell table:style-name="ce5"/>
          <table:table-cell table:style-name="ce3" office:value-type="string" calcext:value-type="string">
            <text:p>b</text:p>
          </table:table-cell>
          <table:table-cell table:style-name="ce2" table:formula="of:=SUM([.U65:.U89])/[.V65] - [.S92]*SUM([.T65:.T89])/[.V65]" office:value-type="float" office:value="-0.519917582417578" calcext:value-type="float">
            <text:p>-0,5199175824</text:p>
          </table:table-cell>
          <table:table-cell table:style-name="ce3" office:value-type="string" calcext:value-type="string">
            <text:p>sig b</text:p>
          </table:table-cell>
          <table:table-cell table:style-name="ce2" table:formula="of:=[.U92]*SQRT(SUMSQ([.T65:.T89])/[.V65] - (SUM([.T65:.T89])/[.V65])^2)" office:value-type="float" office:value="0.0178980040508584" calcext:value-type="float">
            <text:p>0,0178980041</text:p>
          </table:table-cell>
          <table:table-cell office:value-type="string" calcext:value-type="string">
            <text:p>&lt; Она подозрительно большая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.00.0000</text:date>, <text:time style:data-style-name="N2" text:time-value="14:03:47.48838282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01:16:32.962462817</meta:creation-date>
    <dc:date>2017-02-26T20:11:54.636379313</dc:date>
    <meta:editing-duration>PT5H15M42S</meta:editing-duration>
    <meta:editing-cycles>2</meta:editing-cycles>
    <meta:generator>LibreOffice/5.1.6.2$Linux_X86_64 LibreOffice_project/10m0$Build-2</meta:generator>
    <meta:document-statistic meta:table-count="1" meta:cell-count="2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30" loext:regression-extrapolate-backward="3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5" loext:regression-extrapolate-backward="5" loext:regression-force-intercept="false" loext:regression-intercept-value="0" chart:regression-type="linear"/>
      <style:graphic-properties svg:stroke-color="#579d1c"/>
    </style:style>
    <style:style style:name="ch10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6" loext:regression-extrapolate-backward="6" loext:regression-force-intercept="false" loext:regression-intercept-value="0" chart:regression-type="linear"/>
      <style:graphic-properties svg:stroke-color="#ffd320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6" loext:regression-extrapolate-backward="6" loext:regression-force-intercept="false" loext:regression-intercept-value="0" chart:regression-type="linear"/>
      <style:graphic-properties svg:stroke-color="#ff420e"/>
    </style:style>
    <style:style style:name="ch14" style:family="chart">
      <style:chart-properties chart:solid-type="cuboid" chart:symbol-type="named-symbol" chart:symbol-name="plus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Лист1.T65:Лист1.U70 Лист1.I3:Лист1.I8 Лист1.I65:Лист1.I70 Лист1.I34:Лист1.I39" svg:x="0.32cm" svg:y="0.18cm" svg:width="15.36cm" svg:height="8.64cm">
          <chartooo:coordinate-region svg:x="1.047cm" svg:y="0.379cm" svg:width="14.393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1.U65:Лист1.U70" chart:class="chart:scatter">
            <chart:domain table:cell-range-address="Лист1.T65:Лист1.T70"/>
            <chart:regression-curve chart:style-name="ch7"/>
            <chart:data-point chart:repeated="6"/>
          </chart:series>
          <chart:series chart:style-name="ch8" chart:values-cell-range-address="Лист1.I3:Лист1.I8" chart:class="chart:scatter">
            <chart:domain table:cell-range-address="Лист1.H3:Лист1.H8"/>
            <chart:regression-curve chart:style-name="ch9"/>
            <chart:data-point chart:repeated="6"/>
          </chart:series>
          <chart:series chart:style-name="ch10" chart:values-cell-range-address="Лист1.I65:Лист1.I70" chart:class="chart:scatter">
            <chart:domain table:cell-range-address="Лист1.H65:Лист1.H70"/>
            <chart:regression-curve chart:style-name="ch11"/>
            <chart:data-point chart:repeated="6"/>
          </chart:series>
          <chart:series chart:style-name="ch12" chart:values-cell-range-address="Лист1.I34:Лист1.I39" chart:class="chart:scatter">
            <chart:domain table:cell-range-address="Лист1.H34:Лист1.H39"/>
            <chart:regression-curve chart:style-name="ch13"/>
            <chart:data-point chart:repeated="4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T</text:p>
              </table:table-cell>
              <table:table-cell office:value-type="string">
                <text:p>Столбец U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Лист1.T65:Лист1.T70</svg:desc>
                </draw:g>
              </table:table-cell>
              <table:table-cell office:value-type="float" office:value="3.82211538461538">
                <text:p>3.82211538461538</text:p>
                <draw:g>
                  <svg:desc>Лист1.U65:Лист1.U70</svg:desc>
                </draw:g>
              </table:table-cell>
              <table:table-cell office:value-type="float" office:value="4">
                <text:p>4</text:p>
                <draw:g>
                  <svg:desc>Лист1.H3:Лист1.H8</svg:desc>
                </draw:g>
              </table:table-cell>
              <table:table-cell office:value-type="float" office:value="4.65882352941177">
                <text:p>4.65882352941177</text:p>
                <draw:g>
                  <svg:desc>Лист1.I3:Лист1.I8</svg:desc>
                </draw:g>
              </table:table-cell>
              <table:table-cell office:value-type="float" office:value="4">
                <text:p>4</text:p>
                <draw:g>
                  <svg:desc>Лист1.H65:Лист1.H70</svg:desc>
                </draw:g>
              </table:table-cell>
              <table:table-cell office:value-type="float" office:value="3.70192307692308">
                <text:p>3.70192307692308</text:p>
                <draw:g>
                  <svg:desc>Лист1.I65:Лист1.I70</svg:desc>
                </draw:g>
              </table:table-cell>
              <table:table-cell office:value-type="float" office:value="4">
                <text:p>4</text:p>
                <draw:g>
                  <svg:desc>Лист1.H34:Лист1.H39</svg:desc>
                </draw:g>
              </table:table-cell>
              <table:table-cell office:value-type="float" office:value="3.94919168591224">
                <text:p>3.94919168591224</text:p>
                <draw:g>
                  <svg:desc>Лист1.I34:Лист1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3.17307692307692">
                <text:p>3.17307692307692</text:p>
              </table:table-cell>
              <table:table-cell office:value-type="float" office:value="3.5">
                <text:p>3.5</text:p>
              </table:table-cell>
              <table:table-cell office:value-type="float" office:value="4.02352941176471">
                <text:p>4.02352941176471</text:p>
              </table:table-cell>
              <table:table-cell office:value-type="float" office:value="3.5">
                <text:p>3.5</text:p>
              </table:table-cell>
              <table:table-cell office:value-type="float" office:value="3.17307692307692">
                <text:p>3.17307692307692</text:p>
              </table:table-cell>
              <table:table-cell office:value-type="float" office:value="3.5">
                <text:p>3.5</text:p>
              </table:table-cell>
              <table:table-cell office:value-type="float" office:value="3.39491916859122">
                <text:p>3.39491916859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4423076923077">
                <text:p>2.64423076923077</text:p>
              </table:table-cell>
              <table:table-cell office:value-type="float" office:value="3">
                <text:p>3</text:p>
              </table:table-cell>
              <table:table-cell office:value-type="float" office:value="3.55294117647059">
                <text:p>3.55294117647059</text:p>
              </table:table-cell>
              <table:table-cell office:value-type="float" office:value="3">
                <text:p>3</text:p>
              </table:table-cell>
              <table:table-cell office:value-type="float" office:value="2.62019230769231">
                <text:p>2.62019230769231</text:p>
              </table:table-cell>
              <table:table-cell office:value-type="float" office:value="3">
                <text:p>3</text:p>
              </table:table-cell>
              <table:table-cell office:value-type="float" office:value="3.14087759815243">
                <text:p>3.14087759815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.1875">
                <text:p>2.1875</text:p>
              </table:table-cell>
              <table:table-cell office:value-type="float" office:value="2.5">
                <text:p>2.5</text:p>
              </table:table-cell>
              <table:table-cell office:value-type="float" office:value="2.94117647058823">
                <text:p>2.94117647058823</text:p>
              </table:table-cell>
              <table:table-cell office:value-type="float" office:value="2.5">
                <text:p>2.5</text:p>
              </table:table-cell>
              <table:table-cell office:value-type="float" office:value="2.16346153846154">
                <text:p>2.16346153846154</text:p>
              </table:table-cell>
              <table:table-cell office:value-type="float" office:value="2.5">
                <text:p>2.5</text:p>
              </table:table-cell>
              <table:table-cell office:value-type="float" office:value="2.72517321016166">
                <text:p>2.72517321016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58653846153846">
                <text:p>1.58653846153846</text:p>
              </table:table-cell>
              <table:table-cell office:value-type="float" office:value="2">
                <text:p>2</text:p>
              </table:table-cell>
              <table:table-cell office:value-type="float" office:value="2.68235294117647">
                <text:p>2.68235294117647</text:p>
              </table:table-cell>
              <table:table-cell office:value-type="float" office:value="2">
                <text:p>2</text:p>
              </table:table-cell>
              <table:table-cell office:value-type="float" office:value="1.75480769230769">
                <text:p>1.75480769230769</text:p>
              </table:table-cell>
              <table:table-cell office:value-type="float" office:value="2">
                <text:p>2</text:p>
              </table:table-cell>
              <table:table-cell office:value-type="float" office:value="2.40184757505774">
                <text:p>2.40184757505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">
                <text:p>1</text:p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">
                <text:p>1</text:p>
              </table:table-cell>
              <table:table-cell office:value-type="float" office:value="0.817307692307692">
                <text:p>0.817307692307692</text:p>
              </table:table-cell>
              <table:table-cell office:value-type="float" office:value="1">
                <text:p>1</text:p>
              </table:table-cell>
              <table:table-cell office:value-type="float" office:value="1.96304849884527">
                <text:p>1.96304849884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